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2"/>
    <style:style style:name="P3" style:family="paragraph" style:parent-style-name="List_20_Paragraph" style:list-style-name="WWNum3"/>
    <style:style style:name="P4" style:family="paragraph" style:parent-style-name="List_20_Paragraph" style:list-style-name="WWNum4"/>
    <style:style style:name="P5" style:family="paragraph" style:parent-style-name="List_20_Paragraph" style:list-style-name="WWNum5"/>
    <style:style style:name="P6" style:family="paragraph" style:parent-style-name="List_20_Paragraph" style:list-style-name="WWNum1" style:master-page-name="">
      <loext:graphic-properties draw:fill="none"/>
      <style:paragraph-properties fo:margin-left="0.5618in" fo:margin-right="0in" fo:margin-top="0in" fo:margin-bottom="0.139in" style:contextual-spacing="true" fo:line-height="115%" fo:text-align="start" style:justify-single-word="false" fo:orphans="2" fo:widows="2" fo:text-indent="-0.25in" style:auto-text-indent="false" style:page-number="auto" fo:background-color="transparent" style:writing-mode="lr-tb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1"/>
    </style:style>
    <style:style style:name="P9" style:family="paragraph" style:parent-style-name="Standard">
      <style:text-properties style:font-name="Times New Roman" fo:language="en" fo:country="US" style:font-name-complex="Times New Roman1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style:font-name="Times New Roman" fo:font-size="15pt" fo:language="en" fo:country="US" fo:font-weight="bold" style:font-size-asian="15pt" style:font-weight-asian="bold" style:font-name-complex="Times New Roman1"/>
    </style:style>
    <style:style style:name="T2" style:family="text">
      <style:text-properties style:font-name="Times New Roman" fo:font-size="14pt" fo:language="en" fo:country="US" fo:font-weight="bold" style:font-size-asian="14pt" style:font-weight-asian="bold" style:font-name-complex="Times New Roman1"/>
    </style:style>
    <style:style style:name="T3" style:family="text">
      <style:text-properties style:font-name="Times New Roman" fo:language="en" fo:country="US" fo:font-weight="bold" style:font-weight-asian="bold" style:font-name-complex="Times New Roman1"/>
    </style:style>
    <style:style style:name="T4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5" style:family="text">
      <style:text-properties style:font-name="Times New Roman" fo:language="en" fo:country="US" style:font-name-complex="Times New Roman1"/>
    </style:style>
    <style:style style:name="T6" style:family="text">
      <style:text-properties style:font-name="Times New Roman" fo:language="en" fo:country="US" style:text-underline-style="solid" style:text-underline-width="auto" style:text-underline-color="font-color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Final Exam</text:span></text:p>
      <text:p text:style-name="P7"><text:span text:style-name="T2">Subject : Bahasa Inggris I</text:span></text:p>
      <text:p text:style-name="P8"/>
      <text:p text:style-name="Standard"><text:span text:style-name="T3">Read the following sentences. What kind of word is underlined?</text:span></text:p>
      <text:list xml:id="list4007726007" text:style-name="WWNum1">
        <text:list-item>
          <text:p text:style-name="P6"><text:span text:style-name="T5">The teacher’s </text:span><text:span text:style-name="T6">shoes</text:span><text:span text:style-name="T5"> are red.</text:span></text:p>
        </text:list-item>
      </text:list>
      <text:list xml:id="list1911267956" text:style-name="WWNum2">
        <text:list-item>
          <text:p text:style-name="P2"><text:span text:style-name="T4">Noun</text:span><text:span text:style-name="T5"><text:tab/>b. adjective <text:tab/>c. verb</text:span></text:p>
        </text:list-item>
      </text:list>
      <text:list xml:id="list143835953878418" text:continue-list="list4007726007" text:style-name="WWNum1">
        <text:list-item>
          <text:p text:style-name="P1"><text:span text:style-name="T5">I always </text:span><text:span text:style-name="T6">walk</text:span><text:span text:style-name="T5"> to school</text:span></text:p>
        </text:list-item>
      </text:list>
      <text:list xml:id="list537399423" text:style-name="WWNum3">
        <text:list-item>
          <text:p text:style-name="P3"><text:span text:style-name="T5">Noun <text:tab/>b. adjective <text:tab/></text:span><text:span text:style-name="T4">c. verb</text:span></text:p>
        </text:list-item>
      </text:list>
      <text:list xml:id="list143835804137704" text:continue-list="list143835953878418" text:style-name="WWNum1">
        <text:list-item>
          <text:p text:style-name="P1"><text:span text:style-name="T5">The </text:span><text:span text:style-name="T6">cat</text:span><text:span text:style-name="T5"> sleeps all day</text:span></text:p>
        </text:list-item>
      </text:list>
      <text:p text:style-name="List_20_Paragraph"><text:span text:style-name="T5">a. <text:s text:c="4"/>Noun <text:tab/>b. adjective <text:tab/></text:span><text:span text:style-name="T4">c. verb</text:span></text:p>
      <text:list xml:id="list143836145593169" text:continue-numbering="true" text:style-name="WWNum1">
        <text:list-item>
          <text:p text:style-name="P1"><text:span text:style-name="T5">He has a </text:span><text:span text:style-name="T6">green</text:span><text:span text:style-name="T5"> ball</text:span></text:p>
        </text:list-item>
      </text:list>
      <text:p text:style-name="List_20_Paragraph"><text:span text:style-name="T5">a. <text:s text:c="3"/>Noun <text:tab/></text:span><text:span text:style-name="T4">b. adjective </text:span><text:span text:style-name="T5"><text:tab/>c. verb</text:span></text:p>
      <text:list xml:id="list143835059657460" text:continue-numbering="true" text:style-name="WWNum1">
        <text:list-item>
          <text:p text:style-name="P1"><text:span text:style-name="T5">Grandma </text:span><text:span text:style-name="T6">baked</text:span><text:span text:style-name="T5"> cookies.</text:span></text:p>
        </text:list-item>
      </text:list>
      <text:p text:style-name="List_20_Paragraph"><text:span text:style-name="T5">a. <text:s text:c="3"/>Noun <text:tab/>b. adjective <text:tab/></text:span><text:span text:style-name="T4">c. verb</text:span></text:p>
      <text:list xml:id="list143835403701618" text:continue-numbering="true" text:style-name="WWNum1">
        <text:list-item>
          <text:p text:style-name="P1"><text:span text:style-name="T5">The baby </text:span><text:span text:style-name="T6">drank </text:span><text:span text:style-name="T5">milk.</text:span></text:p>
        </text:list-item>
      </text:list>
      <text:p text:style-name="List_20_Paragraph"><text:span text:style-name="T5">a. <text:s text:c="2"/>Noun <text:tab/>b. adjective <text:tab/></text:span><text:span text:style-name="T4">c. verb</text:span></text:p>
      <text:list xml:id="list143834642301681" text:continue-numbering="true" text:style-name="WWNum1">
        <text:list-item>
          <text:p text:style-name="P1"><text:span text:style-name="T5">Juan ate an </text:span><text:span text:style-name="T6">apple.</text:span></text:p>
        </text:list-item>
      </text:list>
      <text:p text:style-name="List_20_Paragraph"><text:span text:style-name="T4">a. <text:s text:c="2"/>Noun</text:span><text:span text:style-name="T5"> <text:tab/>b. adjective <text:tab/>c. verb</text:span></text:p>
      <text:list xml:id="list143834450661792" text:continue-numbering="true" text:style-name="WWNum1">
        <text:list-item>
          <text:p text:style-name="P1"><text:span text:style-name="T5">She looked for the </text:span><text:span text:style-name="T6">yellow</text:span><text:span text:style-name="T5"> book.</text:span></text:p>
        </text:list-item>
      </text:list>
      <text:list xml:id="list836114325" text:style-name="WWNum4">
        <text:list-item>
          <text:p text:style-name="P4"><text:span text:style-name="T5">Noun <text:tab/></text:span><text:span text:style-name="T4">b. adjective</text:span><text:span text:style-name="T5"> <text:tab/>c. verb</text:span></text:p>
        </text:list-item>
      </text:list>
      <text:p text:style-name="Standard"><text:span text:style-name="T3">Correct the following sentences by using Present Continuous Tense.</text:span></text:p>
      <text:list xml:id="list670109950" text:style-name="WWNum5">
        <text:list-item>
          <text:p text:style-name="P5"><text:span text:style-name="T5">Jessica reading a comic book right now.</text:span></text:p>
        </text:list-item>
        <text:list-item>
          <text:p text:style-name="P5"><text:span text:style-name="T5">They are eat dinner at their favorite restaurant right now.</text:span></text:p>
        </text:list-item>
        <text:list-item>
          <text:p text:style-name="P5"><text:span text:style-name="T5">I watching a movie right now, so please be quiet!</text:span></text:p>
        </text:list-item>
        <text:list-item>
          <text:p text:style-name="P5"><text:span text:style-name="T5">The baby is cry so loudly! I can’t do my homework!</text:span></text:p>
        </text:list-item>
        <text:list-item>
          <text:p text:style-name="P5"><text:span text:style-name="T5">Jacky walking to the park right now with her friends.</text:span></text:p>
        </text:list-item>
      </text:list>
      <text:p text:style-name="P9"/>
      <text:p text:style-name="P9"/>
      <text:p text:style-name="P9"/>
      <text:p text:style-name="P7"><text:span text:style-name="T6">Good Luck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Bitstream Vera Sans" svg:font-family="'Bitstream Vera Sans'" style:font-family-generic="system" style:font-pitch="variable"/>
    <style:font-face style:name="Calibri1" svg:font-family="Calibri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Bitstream Vera Sans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ndows User</meta:initial-creator>
    <meta:editing-cycles>3</meta:editing-cycles>
    <meta:creation-date>2021-01-12T02:52:00</meta:creation-date>
    <dc:date>2021-01-12T14:38:34.339400090</dc:date>
    <meta:editing-duration>PT1H43M23S</meta:editing-duration>
    <meta:generator>LibreOffice/7.0.2.2$Linux_X86_64 LibreOffice_project/00$Build-2</meta:generator>
    <meta:document-statistic meta:table-count="0" meta:image-count="0" meta:object-count="0" meta:page-count="1" meta:paragraph-count="26" meta:word-count="174" meta:character-count="882" meta:non-whitespace-character-count="7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